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c86b" officeooo:paragraph-rsid="001ec86b"/>
    </style:style>
    <style:style style:name="P2" style:family="paragraph" style:parent-style-name="Standard">
      <style:text-properties officeooo:rsid="0020b53a" officeooo:paragraph-rsid="0020b53a"/>
    </style:style>
    <style:style style:name="P3" style:family="paragraph" style:parent-style-name="Standard">
      <style:text-properties officeooo:rsid="00213fe9" officeooo:paragraph-rsid="00213fe9"/>
    </style:style>
    <style:style style:name="P4" style:family="paragraph" style:parent-style-name="Standard">
      <style:text-properties officeooo:rsid="00220153" officeooo:paragraph-rsid="002201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o List:</text:p>
      <text:p text:style-name="P1">Add more connection features:</text:p>
      <text:p text:style-name="P1">- Artist -&gt; Artist</text:p>
      <text:p text:style-name="P1">- Artist -&gt; Producer</text:p>
      <text:p text:style-name="P1">- Artist -&gt; etc..</text:p>
      <text:p text:style-name="P1"/>
      <text:p text:style-name="P1">Add similarity lines:</text:p>
      <text:p text:style-name="P1">- Similar genre</text:p>
      <text:p text:style-name="P1">- Similar music type</text:p>
      <text:p text:style-name="P1">- Multiple track level links</text:p>
      <text:p text:style-name="P1"/>
      <text:p text:style-name="P1">Add an option to find link between predetermined clusters/genres</text:p>
      <text:p text:style-name="P1"/>
      <text:p text:style-name="P1">Add Advanced Clustering Metrics:</text:p>
      <text:p text:style-name="P1">- Find </text:p>
      <text:p text:style-name="P1"/>
      <text:p text:style-name="P1">Backend:<text:line-break/>Add Cache for quicker</text:p>
      <text:p text:style-name="P1">Intermediate Showings</text:p>
      <text:p text:style-name="P1">- For this I am already writing neighbors to the json, let’s periodically look through that</text:p>
      <text:p text:style-name="P1"/>
      <text:p text:style-name="P1"/>
      <text:p text:style-name="P2">Spotify Connectivity:</text:p>
      <text:p text:style-name="P2">- Allow access to a user’s Spotify</text:p>
      <text:p text:style-name="P2">- Enrich the data from tracks profile</text:p>
      <text:p text:style-name="P2">- Allow the User to create a playlist from the connection</text:p>
      <text:p text:style-name="P2">- </text:p>
      <text:p text:style-name="P2"/>
      <text:p text:style-name="P3">I think the next step is to create an immensly large graph by randomly selecting 1 million artists. Then with this graph train a modell to create natural clusters. Then on the shortest path results predict the likelihood of number of steps for each artist from one another. Then show the user why, Genre, Natural cluster, age, etc.</text:p>
      <text:p text:style-name="P3"/>
      <text:p text:style-name="P3">Adjust the links to be thicker for every track they have in common.</text:p>
      <text:p text:style-name="P3"/>
      <text:p text:style-name="P3"/>
      <text:p text:style-name="P4">We can create the V1 output that shows the print like how I have in the terminal. Then just have one layer of neighbors that are optional, and have the link show directly for them to see. Also the Spotify playlist creation of the connection</text:p>
      <text:p text:style-name="P2"/>
      <text:p text:style-name="P2"/>
      <text:p text:style-name="P2">I’m an ex-athlete (mainly baseball) turned data scientist who learns by doing. From programming, building full-stack projects, writing a novel, or training for a marathon, I dive into the details and push myself to master new skills step by step. I love understanding how things work at every level, in all facets of life I apply the same discipline, curiosity, and coachability to my work that I did in sports. Continuous growth matters to me, and I’m driven to build a holistic understanding of the systems, products, and problems I’m working on so I can create something useful and last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08:15:42.100161684</meta:creation-date>
    <dc:date>2025-11-30T09:17:08.512083538</dc:date>
    <meta:editing-duration>PT10M45S</meta:editing-duration>
    <meta:editing-cycles>2</meta:editing-cycles>
    <meta:generator>LibreOffice/7.3.7.2$Linux_X86_64 LibreOffice_project/30$Build-2</meta:generator>
    <meta:document-statistic meta:table-count="0" meta:image-count="0" meta:object-count="0" meta:page-count="1" meta:paragraph-count="24" meta:word-count="315" meta:character-count="1805" meta:non-whitespace-character-count="1512"/>
  </office:meta>
</office:document-meta>
</file>